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ext_20_body">
      <style:paragraph-properties fo:break-before="page"/>
      <style:text-properties officeooo:rsid="0015b6cc" officeooo:paragraph-rsid="0015b6cc"/>
    </style:style>
    <style:style style:name="P3" style:family="paragraph" style:parent-style-name="Text_20_body">
      <style:paragraph-properties fo:break-before="page"/>
      <style:text-properties officeooo:rsid="00212ca1" officeooo:paragraph-rsid="00212ca1"/>
    </style:style>
    <style:style style:name="P4" style:family="paragraph" style:parent-style-name="Text_20_body">
      <style:paragraph-properties fo:break-before="page"/>
      <style:text-properties officeooo:rsid="00242705" officeooo:paragraph-rsid="00242705"/>
    </style:style>
    <style:style style:name="P5" style:family="paragraph" style:parent-style-name="Text_20_body">
      <style:text-properties officeooo:rsid="0015b450" officeooo:paragraph-rsid="0015b450"/>
    </style:style>
    <style:style style:name="P6" style:family="paragraph" style:parent-style-name="Text_20_body">
      <style:text-properties officeooo:paragraph-rsid="0015b450"/>
    </style:style>
    <style:style style:name="P7" style:family="paragraph" style:parent-style-name="Text_20_body">
      <style:text-properties officeooo:rsid="0015b6cc" officeooo:paragraph-rsid="0015b6cc"/>
    </style:style>
    <style:style style:name="P8" style:family="paragraph" style:parent-style-name="Text_20_body">
      <style:text-properties officeooo:rsid="0018aa3b" officeooo:paragraph-rsid="0018aa3b"/>
    </style:style>
    <style:style style:name="P9" style:family="paragraph" style:parent-style-name="Text_20_body">
      <style:text-properties officeooo:rsid="001bf174" officeooo:paragraph-rsid="001bf174"/>
    </style:style>
    <style:style style:name="P10" style:family="paragraph" style:parent-style-name="Text_20_body">
      <style:text-properties officeooo:paragraph-rsid="001bf174"/>
    </style:style>
    <style:style style:name="P11" style:family="paragraph" style:parent-style-name="Text_20_body">
      <style:text-properties officeooo:rsid="001e8272" officeooo:paragraph-rsid="001e8272"/>
    </style:style>
    <style:style style:name="P12" style:family="paragraph" style:parent-style-name="Text_20_body">
      <style:text-properties officeooo:rsid="00212ca1" officeooo:paragraph-rsid="00212ca1"/>
    </style:style>
    <style:style style:name="P13" style:family="paragraph" style:parent-style-name="Text_20_body">
      <style:text-properties officeooo:paragraph-rsid="00212ca1"/>
    </style:style>
    <style:style style:name="P14" style:family="paragraph" style:parent-style-name="Text_20_body">
      <style:text-properties officeooo:rsid="0021c6f1" officeooo:paragraph-rsid="0021c6f1"/>
    </style:style>
    <style:style style:name="P15" style:family="paragraph" style:parent-style-name="Text_20_body">
      <style:text-properties officeooo:paragraph-rsid="00234fe1"/>
    </style:style>
    <style:style style:name="P16" style:family="paragraph" style:parent-style-name="Text_20_body">
      <style:text-properties officeooo:rsid="0023d20f" officeooo:paragraph-rsid="0023d20f"/>
    </style:style>
    <style:style style:name="P17" style:family="paragraph" style:parent-style-name="Text_20_body">
      <style:text-properties officeooo:rsid="00242705" officeooo:paragraph-rsid="00242705"/>
    </style:style>
    <style:style style:name="P18" style:family="paragraph" style:parent-style-name="Text_20_body">
      <style:text-properties officeooo:paragraph-rsid="00256130"/>
    </style:style>
    <style:style style:name="P19" style:family="paragraph" style:parent-style-name="Text_20_body">
      <style:text-properties officeooo:paragraph-rsid="00242705"/>
    </style:style>
    <style:style style:name="P20" style:family="paragraph" style:parent-style-name="Text_20_body">
      <style:text-properties officeooo:rsid="002ab1cb" officeooo:paragraph-rsid="002ab1cb"/>
    </style:style>
    <style:style style:name="P21" style:family="paragraph" style:parent-style-name="Text_20_body">
      <style:text-properties officeooo:rsid="002ae403" officeooo:paragraph-rsid="002ae403"/>
    </style:style>
    <style:style style:name="P22" style:family="paragraph" style:parent-style-name="Text_20_body">
      <style:text-properties officeooo:paragraph-rsid="002ab1cb"/>
    </style:style>
    <style:style style:name="P23" style:family="paragraph" style:parent-style-name="Text_20_body">
      <style:text-properties officeooo:paragraph-rsid="001ca050"/>
    </style:style>
    <style:style style:name="P24" style:family="paragraph" style:parent-style-name="Title" style:master-page-name="MP0">
      <style:paragraph-properties style:page-number="auto" fo:break-before="page"/>
    </style:style>
    <style:style style:name="P25" style:family="paragraph" style:parent-style-name="Text_20_body">
      <style:text-properties officeooo:rsid="0015b450" officeooo:paragraph-rsid="0015b450"/>
    </style:style>
    <style:style style:name="P26" style:family="paragraph" style:parent-style-name="Text_20_body">
      <style:text-properties officeooo:rsid="001e8272" officeooo:paragraph-rsid="001e8272"/>
    </style:style>
    <style:style style:name="P27" style:family="paragraph" style:parent-style-name="Text_20_body">
      <style:text-properties officeooo:rsid="002059bf" officeooo:paragraph-rsid="002059bf"/>
    </style:style>
    <style:style style:name="P28" style:family="paragraph" style:parent-style-name="Text_20_body">
      <style:paragraph-properties fo:break-before="page"/>
      <style:text-properties officeooo:rsid="001ca050" officeooo:paragraph-rsid="001ca050"/>
    </style:style>
    <style:style style:name="T1" style:family="text">
      <style:text-properties officeooo:rsid="0015b450"/>
    </style:style>
    <style:style style:name="T2" style:family="text">
      <style:text-properties officeooo:rsid="0015b6cc"/>
    </style:style>
    <style:style style:name="T3" style:family="text">
      <style:text-properties officeooo:rsid="00179926"/>
    </style:style>
    <style:style style:name="T4" style:family="text">
      <style:text-properties officeooo:rsid="00186c9b"/>
    </style:style>
    <style:style style:name="T5" style:family="text">
      <style:text-properties officeooo:rsid="0019fd68"/>
    </style:style>
    <style:style style:name="T6" style:family="text">
      <style:text-properties officeooo:rsid="001bf174"/>
    </style:style>
    <style:style style:name="T7" style:family="text">
      <style:text-properties officeooo:rsid="001ca050"/>
    </style:style>
    <style:style style:name="T8" style:family="text">
      <style:text-properties officeooo:rsid="001e8272"/>
    </style:style>
    <style:style style:name="T9" style:family="text">
      <style:text-properties officeooo:rsid="00212ca1"/>
    </style:style>
    <style:style style:name="T10" style:family="text">
      <style:text-properties officeooo:rsid="0021c6f1"/>
    </style:style>
    <style:style style:name="T11" style:family="text">
      <style:text-properties officeooo:rsid="00234fe1"/>
    </style:style>
    <style:style style:name="T12" style:family="text">
      <style:text-properties officeooo:rsid="0023d20f"/>
    </style:style>
    <style:style style:name="T13" style:family="text">
      <style:text-properties officeooo:rsid="00242705"/>
    </style:style>
    <style:style style:name="T14" style:family="text">
      <style:text-properties officeooo:rsid="00256130"/>
    </style:style>
    <style:style style:name="T15" style:family="text">
      <style:text-properties officeooo:rsid="00272eab"/>
    </style:style>
    <style:style style:name="T16" style:family="text">
      <style:text-properties officeooo:rsid="00291f20"/>
    </style:style>
    <style:style style:name="T17" style:family="text">
      <style:text-properties officeooo:rsid="002a39bd"/>
    </style:style>
    <style:style style:name="T18" style:family="text">
      <style:text-properties officeooo:rsid="002ab1cb"/>
    </style:style>
    <style:style style:name="T19" style:family="text">
      <style:text-properties officeooo:rsid="002ae403"/>
    </style:style>
    <style:style style:name="T20" style:family="text">
      <style:text-properties officeooo:rsid="002dd587"/>
    </style:style>
    <style:style style:name="T21" style:family="text">
      <style:text-properties officeooo:rsid="002e4bbf"/>
    </style:style>
    <style:style style:name="T22" style:family="text">
      <style:text-properties officeooo:rsid="00302615"/>
    </style:style>
    <style:style style:name="T23" style:family="text">
      <style:text-properties officeooo:rsid="003195fb"/>
    </style:style>
    <style:style style:name="T24" style:family="text">
      <style:text-properties officeooo:rsid="0032d5e5"/>
    </style:style>
    <style:style style:name="T25" style:family="text">
      <style:text-properties officeooo:rsid="00333534"/>
    </style:style>
    <style:style style:name="T26" style:family="text">
      <style:text-properties officeooo:rsid="0033394c"/>
    </style:style>
    <style:style style:name="T27" style:family="text">
      <style:text-properties officeooo:rsid="0033ad0a"/>
    </style:style>
    <style:style style:name="T28" style:family="text">
      <style:text-properties officeooo:rsid="0033ad0a" fo:background-color="#ffff00" loext:char-shading-value="0"/>
    </style:style>
    <style:style style:name="T29" style:family="text">
      <style:text-properties officeooo:rsid="0033ad0a"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ssembly Tutorial #5</text:p>
      <text:p text:style-name="Subtitle">The Stack</text:p>
      <text:p text:style-name="Text_20_body">Hi there! This is Matt Heffernan. Welcome back to my channel. This is the fif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 </text:p>
      <text:p text:style-name="Text_20_body">So far in this series, we have introduced the basic concepts of assembly programming, learned how to access memory in different ways through addressing modes, how to implement flow <text:span text:style-name="T20">control</text:span> with branching and subroutines, and how the 65C02 handles basic arithmetic and logic. In each episode we touched on how the program stack was used, but this lesson is going to be completely devoted to this very important part of memory. Like a stack of pancakes, you can’t access any byte on the program stack except for the one on top, otherwise your whole breakfast-slash-program will be ruined.</text:p>
      <text:p text:style-name="Text_20_body">[Cut to slide 2 – memory map]</text:p>
      <text:p text:style-name="Text_20_body">First, let’s take another look at the X16 memory map. Like all 6502-based systems, the X16 stack is on page one, that is from hex 100 to 1FF. That’s only 256 bytes, so it’s not a lot of stack space compared to modern computers – or even not-so-modern computers. Even a 16-bit computer is likely to support a much larger stack. But this is what we have to work with, so we need to use it wisely and carefully.</text:p>
      <text:p text:style-name="P1"/>
      <text:p text:style-name="Text_20_body">[Cut to slide 3 – stack behavior, start]</text:p>
      <text:p text:style-name="Text_20_body">Now, let’s take a close<text:span text:style-name="T21">r</text:span> look at how the stack actually works. As we saw before, the stack pointer register, also known as SP or simply S, is only an 8-bit register, as we can always assume the stack pointer is referencing page one. If the stack is empty, the stack pointer should reference the RAM address hex 1FF, so the SP register will be simply FF. When you push a byte to the stack, that byte will be written to the top of the stack, which is what the stack pointer references. Then, the stack pointer is decremented, referencing the new top. When you pull a byte from the stack, you are loading the value from the address after the stack pointer, then incrementing the stack pointer to bring the top down a notch lower, back to <text:span text:style-name="T22">the </text:span>address that was just loaded from and is now free to have something else pushed to it.</text:p>
      <text:p text:style-name="Text_20_body">To illustrate how this works, we’re going to step through the little program you see here. We are placing the start of this snippet at hex 1000, which we will assume is being jumped to from some startup vector. Then we initialize X with hex FF and transfer that to the stack pointer, effectively resetting the stack, as you would when powering on any 6502 system. Then we push that value in X to the stack, bringing the stack pointer up a notch. Then we call a subroutine called “foo”, so that means we will be pushing a 16-bit return address to the stack and then jumping to “foo”. There, we transfer the new stack pointer value back to X, which should reflect the fact that the stack is now three bytes deep. Then we return from the subroutine, meaning that the return address will be pulled off the stack and we jump to the next instruction after the JSR. At that point, we pull the original value (which should still be FF) back into X and then a break as we have nothing left to do and an empty stack with nowhere to return to.</text:p>
      <text:p text:style-name="Text_20_body">So now let’s step through and see how the registers and the stack change with each instruction. Before executing this code, we are only going to assume that the Program Counter, or PC, has been set to hex 1000 and that everything else could be filled with random garbage. For each step we will see what the values of the PC, Stack Pointer and X register are going in, and then what the values of those registers will be going out as well as the resulting contents of the stack.</text:p>
      <text:p text:style-name="Text_20_body">[Cut to slide 4: LDX]</text:p>
      <text:p text:style-name="Text_20_body">So the Load-X will give us a known value for X of FF and increment the PC by 2. Everything else is still uninitialized and could still have random garbage from power on.</text:p>
      <text:p text:style-name="Text_20_body">[Cut to slide 5: TXS]</text:p>
      <text:p text:style-name="Text_20_body">Then we transfer the value of FF from X to the stack pointer register, and the stack is now initialized as empty, but nothing has been written to page one yet, but at least all the registers we care about are finally initialized.</text:p>
      <text:p text:style-name="Text_20_body">[Cut to slide 6: PHX]</text:p>
      <text:p text:style-name="Text_20_body">Here we push that value to the stack, which will result in the stack pointer going down to FE and the first write to memory, with FF as the first value on the stack.</text:p>
      <text:p text:style-name="P1"/>
      <text:p text:style-name="Text_20_body">[Cut to slide 7: JSR]</text:p>
      <text:p text:style-name="Text_20_body">Next we see the jump to the “foo” subroutine, so a bunch of stuff is going to happen. Rather than just going to the next instruction address, the PC is going to be set to the address of “foo”, which is hex 1009. Then, the return address is pushed onto the stack. That means that two bytes are written, starting with the high byte of the address as the previous stack pointer location, then the low byte of the address on top of that. As you can see, the address is effectively hex 1006, but that seems a bit weird. As you can see in the code, there is no instruction that starts at that address, so the PC should never go there. That’s because the 6502 actually pushes the address one byte before where the PC should go after the subroutine returns. I’m not going to go into why the folks that designed the 6502 made that decision, so for now let’s just accept that and move on. So now we can see that the stack pointer is now going to FC to account for those two bytes, and we’re ready to start executing the subroutine.</text:p>
      <text:p text:style-name="P5">[Cut to slide 8: TSX]</text:p>
      <text:p text:style-name="P5">In “foo”, we simply transfer the stack pointer to X, so that both registers now contain FC.</text:p>
      <text:p text:style-name="P5">[Cut to slide 9: RTS]</text:p>
      <text:p text:style-name="P5">Then we return, so the processor is going to pull the return address of the stack, add one to it, and place that in the PC. And then the stack pointer is incremented by 2 to free up those bytes that were pulled, and we’re ready to continue the main part of the program.</text:p>
      <text:p text:style-name="P5">[Cut to slide 10: PLX]</text:p>
      <text:p text:style-name="P5">Right after the subroutine call, we pull the last byte off the stack into X, restoring it to its original value, along with the stack pointer, which was incremented, so now both are FF again. The PC moves on to the following break instruction, so we’ll just stop right there. We’ll see how break and some other sundry instructions work in a later episode. At this time, we’re going to look a bit deeper into what we saw.</text:p>
      <text:p text:style-name="P5">[Cut to slide 11: JSR]</text:p>
      <text:p text:style-name="P6"><text:span text:style-name="T1">Now we’ve seen JSR a few times in this series so far, but now we’re going to look at it formally. We just saw how the registers and stack react to it, </text:span><text:span text:style-name="T2">so let’s go over it bit by bit. JSR only supports the Absolute addressing mode, so the address to jump to will be the operand, so that gets put into PC instead of the next instruction address in the code. The stack pointer is decremented by 2 to indicate that two bytes were added to the stack. Those two bytes will be the current PC address plus 2, with the high byte going into the current top of the stack. The low byte of that address is put above that, and then the new value of the stack pointer will point above that.</text:span></text:p>
      <text:p text:style-name="P7">[Cut to slide 12: RTS]</text:p>
      <text:p text:style-name="P7">We’ve seen RTS a bunch, too, and it simply needs to unroll what JSR did. The next value of the PC needs to be pulled from the stack, with the low byte first, followed by the high byte, then the whole 16-bit address needs to be incremented. With those two bytes off the stack, the stack pointer will then be incremented by 2.</text:p>
      <text:p text:style-name="P2">[Cut to slide 13: RTI]</text:p>
      <text:p text:style-name="P7">One instruction we haven’t seen yet is RTI, or Return from Interrupt. We’re going to cover interrupts in another episode, but just know for now that it does something quite a bit different from RTS. Because the interrupted instruction has yet to be executed, the current PC is first pushed to the stack when an interrupt occurs, followed by the status register. So, after an RTI, the status register is first restored, then the PC so that the program may continue as it was. As we will see in that later episode, the interrupt can change the other registers, so they may also need to be pushed to the stack <text:span text:style-name="T3">during the interrupt service routine </text:span><text:span text:style-name="T4">and restored before the RTI</text:span><text:span text:style-name="T3">.</text:span></text:p>
      <text:p text:style-name="P8">[Cut to slide 14: Push]</text:p>
      <text:p text:style-name="P8">There are four push instructions for the 65C02, all of which will store a register value at the stack pointer address then decrement the stack pointer. They <text:span text:style-name="T5">are all implied addressing, so never take operands. PHA will push the A value and PHP will push the Processor Status, and both of those are original to the 6502. The 65C02 adds support for pushing both X and Y directly, rather than having to transferring them through the accumulator like in older processors.</text:span></text:p>
      <text:p text:style-name="P9">[Cut to slide 15: Pull]</text:p>
      <text:p text:style-name="P9">There are also four pull instructions for the 65C02, which will reverse the corresponding push functions. Again, the instructions for pulling from the stack directly into X and Y were introduced for the 65C02 and are not available for older processors. For each of them, the byte in the position below the top will be loaded into the register and the stack pointer will be incremented. This makes the new top where that byte was pushed before and it will be overwritten by a future push.</text:p>
      <text:p text:style-name="P9">[Cut to slide 16: Transfer]</text:p>
      <text:p text:style-name="P10"><text:span text:style-name="T6">The 6502 </text:span><text:span text:style-name="T7">has a pair of instructions, which we saw in the earlier example, for transferring values between the X and stack pointer registers. TSX will safely store the current stack pointer low byte into X, which could be used for various calculations. TXS will go the other way, transferring the value from X into the stack pointer register, which will reset the stack to a new size. This is generally only done shortly after power-on to initialize the computer, as the registers will usually contain random garbage at first. But if you really know what you are doing, you can call it later to perform another reset, but calling it in the middle of a program is likely to cause real problems. Generally, you never need to do it with the X16, as it will destroy your ability to go back to the BASIC interpreter without a full reset. But if you really need to get that extra bit of stack and don’t care about going back to BASIC, proceed with caution.</text:span></text:p>
      <text:p text:style-name="P28">[Cut to slide 17 – caution]</text:p>
      <text:p text:style-name="P23"><text:span text:style-name="T7">Beyond resetting the stack pointer, it is really easy to screw everything up by mismanaging the stack. High level languages use their syntax to prevent some bad behavior, but that could also </text:span><text:span text:style-name="T8">influence programmers to use</text:span><text:span text:style-name="T7"> a lax approach when moving to assembly. </text:span><text:span text:style-name="T8">It is imperative that you push and pull data in the exact opposite order. You can’t pull data back out of order or move stuff up and down the stack. If you push anything during a subroutine or interrupt service routine (also known as an ISR), it must be pulled back before returning, or the PC will be sent off into the wilderness with an invalid address. This is probably the most common cause of assembly programs crashing. That, and the inverse issue of overpulling, </text:span><text:span text:style-name="T23">which is</text:span><text:span text:style-name="T8"> taking too much data off the stack before expected. You could pull the return address completely off the stack before the return and jump up a level accidentally. This could be even harder to debug if the subroutine was called shortly before the end of another subroutine, and the effects don’t become apparent until much later in the execution.</text:span></text:p>
      <text:p text:style-name="P11">And as we said in the beginning of this lesson, the 6502 stack is only 256 bytes in total. You can’t throw a whole lot up there at once, even if you have megabytes of total RAM. Recursion can be a very dangerous proposition, opening up the possibility of a stack overflow. It’s not just a helpful website folks, but a real disaster for your program.</text:p>
      <text:p text:style-name="P11">Finally, as we said during the RTI discussion, it is very likely that an interrupt will require 6 or more bytes of headroom on the stack at any time, so conservation is really important.</text:p>
      <text:p text:style-name="P11">I think that’s enough scare tactics for now. Let’s get into the example program for this lesson.</text:p>
      <text:p text:style-name="P11">[Cut to slide 18 – example]</text:p>
      <text:p text:style-name="P27">We’re going to create a program that verifies some of this stack behavior by printing out register values as it goes. So, we’re going to need the CHROUT function address again, and constants for the newline and space characters in PETSCII. Then we will jump over some data, which in this case is just a string. We want the first thing printed out to be a header showing which register values are in which columns. We define this with the asciiz control code, which will place the following string into that location of memory, followed by a zero, or NULL character, indicating the end of the string. You’ll see that we use lowercase letters, and that’s just what ca65 requires. For PETSCII, it transcodes from ASCII using what the expected keystrokes would be. That means, with the default graphical character set, typing letters without shifting will input upper case characters. If you were to hold shift, they would be graphical characters, which is what you would see if your source had capital letters in a string literal. It is very confusing, especially for non-Commodore folks, but that’s how the X16 works.</text:p>
      <text:p text:style-name="P12">At the start of the program, we print out that header by initializing a loop using the X register to iterate through the header string. In each iteration we read a character from the screen and branch to @header_done if we’ve reached the end. Otherwise, we use CHROUT to print the character to the screen, increment X, and loop back again. Once we have fallen out of the loop, we print out a newline character, and we are ready to start printing out some register values in the order of this header.</text:p>
      <text:p text:style-name="P3">[Cut to slide 19 – main section]</text:p>
      <text:p text:style-name="P13"><text:span text:style-name="T9">First, we print out the initial values using a new subroutine called “print_regs”. We’ll see how that works soon. For now, assume that it will print out all the current values followed by a newline, and the register values should stay the same as they were before you called it. Then we load up new values for A, X, and Y and “print_regs” again. So, we should expect to see these values on the second data line. </text:span><text:span text:style-name="T10">Next </text:span><text:span text:style-name="T24">we </text:span><text:span text:style-name="T10">do a push-A, so we should see the stack pointer decrement with the following “print_regs” as that A value is placed on the top of the stack. The TSX instruction will replace the value in X with the one in the stack pointer, so the value we just loaded into X earlier will go away and the two registers should match in the following “print_regs”. Now we do a PHP to put the current status on the stack, causing the stack pointer to decrement again. After printing that out, we do a PLY, which will pull that status byte into Y, so now we should have two pairs of matching registers as the stack pointer increments back to its earlier address that had been transferred to X. Then we clear out the stack data we pushed with a PLP, which pulls the former A value into the status register. As our numbers of pushes and pulls finally match, it is safe to return back to BASIC.</text:span></text:p>
      <text:p text:style-name="P14">[Cut to slide 20 – print_regs]</text:p>
      <text:p text:style-name="P15"><text:span text:style-name="T11">After the main body of the program, we can define the “print_regs” subroutine. First, we want to make sure that the registers that will be modified during this subroutine can be restored before it returns. So, we push </text:span><text:span text:style-name="T15">the status, </text:span><text:span text:style-name="T11">A, X, and the</text:span><text:span text:style-name="T15">n the</text:span><text:span text:style-name="T11"> status </text:span><text:span text:style-name="T15">again </text:span><text:span text:style-name="T16">for use in the subroutine</text:span><text:span text:style-name="T11">, and we are good to start. A still has its original value, so we can call the “print_hex” subroutine we wrote in the last lesson to print out its value in hex characters. That will blow away the value in A, but that’s ok, as we have it stored on the stack now. Now we want to print out a space, so we load A with the space character code, as we can just overwrite it as much as we want now. Then we call CHROUT to print that space, and we’re ready to move on to printing the value of X. To do this, we transfer the value in X, which is still the original one, into A and call “print_hex” again, </text:span><text:span text:style-name="T12">then print another space. Then we do the same thing with Y, which doesn’t get modified at all in “print_regs”, so it doesn’t even need to be saved on the stack.</text:span></text:p>
      <text:p text:style-name="P16">[Cut to slide 21 – print_regs, continued]</text:p>
      <text:p text:style-name="P19"><text:span text:style-name="T13">Now we get to the tricky part. We need to print out the stack pointer, but we have already pushed a bunch of stuff to stack since “print_regs” was called, including the return address, so we’re going to need to calculate it. We can do that by transferring the current value to X and then again to A, as we can’t just do that in a single instruction. Then we add </text:span><text:span text:style-name="T25">6</text:span><text:span text:style-name="T13">, as we have pushed </text:span><text:span text:style-name="T25">4</text:span><text:span text:style-name="T13"> bytes and the two-byte return address since the initial call, so that should get us back to the value we are looking for. We print that out and another space, and then we are ready to print out the status. Well, that has certainly changed with all this math and stuff, but luckily the value we want i</text:span><text:span text:style-name="T15">s</text:span><text:span text:style-name="T13"> right on the top of the stack – almost like we planned it! </text:span><text:span text:style-name="T15">Now</text:span><text:span text:style-name="T13">, we can pull it back to any register, so we just pull it back to A so we can print it out. We print out that last byte, and then instead of printing another space, we print out a newline, and we are done printing all the output. Now we can restore those three registers we pushed to the stack – in the reverse order, remember – and return safely knowing that the registers and status are all back to where they were before the subroutine was called.</text:span></text:p>
      <text:p text:style-name="P17">So now, let’s see it in the text editor.</text:p>
      <text:p text:style-name="P4">[Cut to Atom]</text:p>
      <text:p text:style-name="P17">OK, we’re back in Atom, my preferred text editor, but you can use whatever you want. We see that now-familiar boilerplate at the top, then all the code we went through. Then we see the two subroutines we wrote in the last episode: “print_hex” and “print_hex_digit”. We wrote them in a way that made them easily reusable, so they didn’t require any modification to be used with the new “print_regs” subroutine.</text:p>
      <text:p text:style-name="P17">[Click on build.sh tab]</text:p>
      <text:p text:style-name="P17">We created another build script for this program, which we called stack.asm, which we build into a program called STACK.PRG. So let’s go to the terminal and build it.</text:p>
      <text:p text:style-name="P17">[Cut to terminal]</text:p>
      <text:p text:style-name="P17">So, we are in the Lesson5 subdirectory, and we run build.sh, and then we can see that STACK.PRG was built. Let’s fire up the emulator now to test it.</text:p>
      <text:p text:style-name="P17"/>
      <text:p text:style-name="P4">[Emulator opens, gets maximized]</text:p>
      <text:p text:style-name="P18"><text:span text:style-name="T14">Let’s load STACK.PRG… and run it. That was pretty quick! We see that table we were hoping for, with that header in all caps at the top. What we didn’t know going in was what those initial register values were going to be, so now we can see exactly how BASIC left those registers and how deep the stack is already in the first data row. The second row sees the hex 12, 34, and 56 values we expected in A, X and Y, respectively. The third row shows the result of the first push, which decrements the stack pointer as expected. The fourth row shows the result of the transfer of the stack pointer into X, so now they match, as you can see. We also see the status change to have the N bit set, which is due to the stack being less than half full and the high bit is set now in X, which could be interpreted as a negative value. </text:span><text:span text:style-name="T15">In the fifth row, we see the result of pushing the status register to the stack, </text:span><text:span text:style-name="T16">which decrements the stack pointer again. Then in the sixth row, we pull that status value into Y, and now we see those two pairs we were expecting, with X matching SP and Y matching SR. Finally, we see on the seventh and last row the result of pulling the old A value into the status… but something doesn’t look right. A had been set to hex 12 before the push, as we can see in all the rows since then. So why doesn’t the status match? Well, as you may remember from our discussion on the status register a couple lessons back, one of the bits, specifically bit 5, is not used. In fact, any time you push the status byte, the 6502 will always set that bit </text:span><text:span text:style-name="T17">in what gets stored in the stack</text:span><text:span text:style-name="T16">, so whatever you have pulled to it won’t stick around, as it’s not really a register – there’s nothing actually </text:span><text:span text:style-name="T17">hanging on to</text:span><text:span text:style-name="T16"> that bit value. </text:span><text:span text:style-name="T18">So, that’s why we see hex 32 instead of 12 printed out. That extra set bit changes the upper nibble from a 1 to a 3.</text:span></text:p>
      <text:p text:style-name="P20">After the table is printed out, you can see that the stack was not corrupted as evidenced by the BASIC READY prompt that comes back after our program finally returns.</text:p>
      <text:p text:style-name="P20">So that’s it for this episode – our shortest yet! Not a huge amount of material to cover, but proper stack use is absolutely essential for a successful program on most computers – unless you are on an Atari 2600, and there is no <text:span text:style-name="T29">dedicated</text:span><text:span text:style-name="T27"> </text:span>stack! If you want to see how scary that is, go back to my channel, and please subscribe and click the bell to get notified when my next video comes out, and then check out some of my 2600 development videos. Thankfully, the X16 is a much easier platform to program for! </text:p>
      <text:p text:style-name="P20">[load up PATREON.PRG]</text:p>
      <text:p text:style-name="P22"><text:span text:style-name="T18">If you are enjoying it, please like this video and let me know what you think in the comments. There’s a lot more to cover in this series, so </text:span><text:span text:style-name="T26">if</text:span><text:span text:style-name="T18"> these videos </text:span><text:span text:style-name="T26">keep getting more feedback</text:span><text:span text:style-name="T18">, the quality of future videos can keep improving and better help you in your learning experience.</text:span></text:p>
      <text:p text:style-name="P20">If you want to help even more, consider being a patron! People who pledge as little as a dollar a month get early access to these videos and an inside look at how these videos are made and an opportunity for more direct and private communication. <text:span text:style-name="T19">You will also join these fine folks at the end of all my videos, and higher pledges come with even bigger perks, so check out my Patreon page linked in the description, as well as the GitHub repo that has all of the materials for this tutorial series.</text:span></text:p>
      <text:p text:style-name="P21">Thanks, and I hope to see you next time. Bye-bye!</text:p>
      <text:p text:style-name="P20"/>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1-14T16:12:00Z</meta:creation-date>
    <dc:date>2021-01-16T23:45:27.751358963</dc:date>
    <meta:editing-cycles>25</meta:editing-cycles>
    <meta:editing-duration>PT3H7M50S</meta:editing-duration>
    <meta:document-statistic meta:table-count="0" meta:image-count="0" meta:object-count="0" meta:page-count="8" meta:paragraph-count="65" meta:word-count="4028" meta:character-count="21515" meta:non-whitespace-character-count="17536"/>
    <meta:template xlink:type="simple" xlink:actuate="onRequest" xlink:title="" xlink:href="Normal.dotm"/>
  </office:meta>
</office:document-meta>
</file>